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b541" officeooo:paragraph-rsid="001bb541"/>
    </style:style>
    <style:style style:name="P2" style:family="paragraph" style:parent-style-name="Standard">
      <style:text-properties officeooo:rsid="001ce4f0" officeooo:paragraph-rsid="001ce4f0"/>
    </style:style>
    <style:style style:name="P3" style:family="paragraph" style:parent-style-name="Standard">
      <style:text-properties officeooo:rsid="001e7ada" officeooo:paragraph-rsid="00563f23"/>
    </style:style>
    <style:style style:name="P4" style:family="paragraph" style:parent-style-name="Standard">
      <style:text-properties officeooo:rsid="0023e496" officeooo:paragraph-rsid="001ce4f0"/>
    </style:style>
    <style:style style:name="P5" style:family="paragraph" style:parent-style-name="Standard">
      <style:text-properties officeooo:rsid="0023e496" officeooo:paragraph-rsid="002909b5"/>
    </style:style>
    <style:style style:name="P6" style:family="paragraph" style:parent-style-name="Standard">
      <style:text-properties officeooo:rsid="002cbe6c" officeooo:paragraph-rsid="0055545f"/>
    </style:style>
    <style:style style:name="P7" style:family="paragraph" style:parent-style-name="Standard">
      <style:text-properties officeooo:rsid="002e11a7" officeooo:paragraph-rsid="0055545f"/>
    </style:style>
    <style:style style:name="P8" style:family="paragraph" style:parent-style-name="Standard">
      <style:text-properties officeooo:rsid="00338f0f" officeooo:paragraph-rsid="00338f0f"/>
    </style:style>
    <style:style style:name="P9" style:family="paragraph" style:parent-style-name="Standard">
      <style:text-properties officeooo:rsid="00380b60" officeooo:paragraph-rsid="00380b60"/>
    </style:style>
    <style:style style:name="P10" style:family="paragraph" style:parent-style-name="Standard">
      <style:text-properties officeooo:rsid="00717d8b" officeooo:paragraph-rsid="00717d8b"/>
    </style:style>
    <style:style style:name="P11" style:family="paragraph" style:parent-style-name="Standard">
      <style:text-properties officeooo:rsid="00717d8b" officeooo:paragraph-rsid="00781ef4"/>
    </style:style>
    <style:style style:name="P12" style:family="paragraph" style:parent-style-name="Standard">
      <style:text-properties officeooo:rsid="00777961" officeooo:paragraph-rsid="0083cdb9"/>
    </style:style>
    <style:style style:name="P13" style:family="paragraph" style:parent-style-name="Standard">
      <style:text-properties officeooo:rsid="00787913" officeooo:paragraph-rsid="00787913"/>
    </style:style>
    <style:style style:name="P14" style:family="paragraph" style:parent-style-name="Standard">
      <style:text-properties officeooo:rsid="00801bb4" officeooo:paragraph-rsid="00801bb4"/>
    </style:style>
    <style:style style:name="P15" style:family="paragraph" style:parent-style-name="Standard">
      <style:text-properties officeooo:rsid="0095bae1" officeooo:paragraph-rsid="0095bae1"/>
    </style:style>
    <style:style style:name="P16" style:family="paragraph" style:parent-style-name="Standard">
      <style:text-properties officeooo:rsid="0098542b" officeooo:paragraph-rsid="0098542b"/>
    </style:style>
    <style:style style:name="P17" style:family="paragraph" style:parent-style-name="Standard">
      <style:text-properties officeooo:rsid="002805f0" officeooo:paragraph-rsid="001ce4f0"/>
    </style:style>
    <style:style style:name="P18" style:family="paragraph" style:parent-style-name="Standard">
      <style:text-properties officeooo:rsid="001ce4f0" officeooo:paragraph-rsid="001ce4f0"/>
    </style:style>
    <style:style style:name="P19" style:family="paragraph" style:parent-style-name="Standard">
      <style:text-properties officeooo:rsid="001ce4f0" officeooo:paragraph-rsid="00aec959"/>
    </style:style>
    <style:style style:name="P20" style:family="paragraph" style:parent-style-name="Standard">
      <style:text-properties officeooo:rsid="001ce4f0" officeooo:paragraph-rsid="002909b5"/>
    </style:style>
    <style:style style:name="P21" style:family="paragraph" style:parent-style-name="Standard">
      <style:text-properties officeooo:rsid="001ce4f0" officeooo:paragraph-rsid="009affa3"/>
    </style:style>
    <style:style style:name="P22" style:family="paragraph" style:parent-style-name="Standard">
      <style:text-properties officeooo:rsid="00ace5d5" officeooo:paragraph-rsid="00ace5d5"/>
    </style:style>
    <style:style style:name="P23" style:family="paragraph" style:parent-style-name="Standard">
      <style:text-properties officeooo:rsid="00ace5d5" officeooo:paragraph-rsid="00aec959"/>
    </style:style>
    <style:style style:name="P24" style:family="paragraph" style:parent-style-name="Standard">
      <style:text-properties officeooo:rsid="001bb541" officeooo:paragraph-rsid="001bb541"/>
    </style:style>
    <style:style style:name="P25" style:family="paragraph" style:parent-style-name="Standard">
      <style:text-properties officeooo:rsid="006e84a8" officeooo:paragraph-rsid="0080d9e1"/>
    </style:style>
    <style:style style:name="P26" style:family="paragraph" style:parent-style-name="Standard">
      <style:text-properties officeooo:rsid="006e84a8" officeooo:paragraph-rsid="006e84a8"/>
    </style:style>
    <style:style style:name="P27" style:family="paragraph" style:parent-style-name="Standard">
      <style:text-properties officeooo:rsid="006e84a8" officeooo:paragraph-rsid="00913ee3"/>
    </style:style>
    <style:style style:name="P28" style:family="paragraph" style:parent-style-name="Standard">
      <style:text-properties officeooo:rsid="006e84a8" officeooo:paragraph-rsid="00aec959"/>
    </style:style>
    <style:style style:name="P29" style:family="paragraph" style:parent-style-name="Standard">
      <style:text-properties officeooo:rsid="009affa3" officeooo:paragraph-rsid="009affa3"/>
    </style:style>
    <style:style style:name="P30" style:family="paragraph" style:parent-style-name="Standard">
      <style:text-properties officeooo:rsid="009affa3" officeooo:paragraph-rsid="00aec959"/>
    </style:style>
    <style:style style:name="P31" style:family="paragraph" style:parent-style-name="Standard">
      <style:text-properties officeooo:rsid="00b3af11" officeooo:paragraph-rsid="00b3af11"/>
    </style:style>
    <style:style style:name="P32" style:family="paragraph" style:parent-style-name="Standard">
      <style:text-properties officeooo:rsid="00b53dbe" officeooo:paragraph-rsid="00b53dbe"/>
    </style:style>
    <style:style style:name="P33" style:family="paragraph" style:parent-style-name="Standard">
      <style:text-properties officeooo:rsid="00bb5321" officeooo:paragraph-rsid="00bb5321"/>
    </style:style>
    <style:style style:name="P34" style:family="paragraph" style:parent-style-name="Standard">
      <style:text-properties officeooo:rsid="00c009ab" officeooo:paragraph-rsid="00c009ab"/>
    </style:style>
    <style:style style:name="P35" style:family="paragraph" style:parent-style-name="Standard">
      <style:text-properties officeooo:rsid="00801bb4" officeooo:paragraph-rsid="00801bb4"/>
    </style:style>
    <style:style style:name="P36" style:family="paragraph" style:parent-style-name="Standard">
      <style:text-properties officeooo:rsid="00cc965f" officeooo:paragraph-rsid="00cc965f"/>
    </style:style>
    <style:style style:name="P37" style:family="paragraph" style:parent-style-name="Standard">
      <style:text-properties officeooo:rsid="00e49d30" officeooo:paragraph-rsid="00e49d30"/>
    </style:style>
    <style:style style:name="P38" style:family="paragraph" style:parent-style-name="Standard">
      <style:text-properties style:font-name="Liberation Sans" fo:font-size="16.1000003814697pt" fo:font-weight="bold" officeooo:rsid="00ef7f64" officeooo:paragraph-rsid="00ef7f64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39" style:family="paragraph" style:parent-style-name="Standard">
      <style:text-properties officeooo:rsid="00f23abf" officeooo:paragraph-rsid="00f23abf"/>
    </style:style>
    <style:style style:name="P40" style:family="paragraph" style:parent-style-name="Standard">
      <style:text-properties officeooo:paragraph-rsid="001ce4f0"/>
    </style:style>
    <style:style style:name="P41" style:family="paragraph" style:parent-style-name="Standard">
      <style:paragraph-properties fo:break-before="page"/>
      <style:text-properties officeooo:rsid="00801bb4" officeooo:paragraph-rsid="00801bb4"/>
    </style:style>
    <style:style style:name="P42" style:family="paragraph" style:parent-style-name="Heading_20_2">
      <style:text-properties officeooo:rsid="00717d8b" officeooo:paragraph-rsid="00717d8b"/>
    </style:style>
    <style:style style:name="P43" style:family="paragraph" style:parent-style-name="Heading_20_2">
      <style:text-properties officeooo:rsid="00612a43"/>
    </style:style>
    <style:style style:name="P44" style:family="paragraph" style:parent-style-name="Heading_20_2">
      <style:text-properties officeooo:rsid="0038983e"/>
    </style:style>
    <style:style style:name="P45" style:family="paragraph" style:parent-style-name="Heading_20_1">
      <style:paragraph-properties fo:break-before="page"/>
    </style:style>
    <style:style style:name="T1" style:family="text">
      <style:text-properties officeooo:rsid="001ce4f0"/>
    </style:style>
    <style:style style:name="T2" style:family="text">
      <style:text-properties officeooo:rsid="001e7ada"/>
    </style:style>
    <style:style style:name="T3" style:family="text">
      <style:text-properties officeooo:rsid="0021b01b"/>
    </style:style>
    <style:style style:name="T4" style:family="text">
      <style:text-properties officeooo:rsid="0023e496"/>
    </style:style>
    <style:style style:name="T5" style:family="text">
      <style:text-properties officeooo:rsid="0025b006"/>
    </style:style>
    <style:style style:name="T6" style:family="text">
      <style:text-properties officeooo:rsid="002805f0"/>
    </style:style>
    <style:style style:name="T7" style:family="text">
      <style:text-properties officeooo:rsid="002909b5"/>
    </style:style>
    <style:style style:name="T8" style:family="text">
      <style:text-properties officeooo:rsid="0035713f"/>
    </style:style>
    <style:style style:name="T9" style:family="text">
      <style:text-properties officeooo:rsid="00359aaf"/>
    </style:style>
    <style:style style:name="T10" style:family="text">
      <style:text-properties officeooo:rsid="003962d3"/>
    </style:style>
    <style:style style:name="T11" style:family="text">
      <style:text-properties officeooo:rsid="0040e2fb"/>
    </style:style>
    <style:style style:name="T12" style:family="text">
      <style:text-properties officeooo:rsid="004bfe44"/>
    </style:style>
    <style:style style:name="T13" style:family="text">
      <style:text-properties officeooo:rsid="0052a876"/>
    </style:style>
    <style:style style:name="T14" style:family="text">
      <style:text-properties officeooo:rsid="0055545f"/>
    </style:style>
    <style:style style:name="T15" style:family="text">
      <style:text-properties officeooo:rsid="005b00ea"/>
    </style:style>
    <style:style style:name="T16" style:family="text">
      <style:text-properties officeooo:rsid="00612a43"/>
    </style:style>
    <style:style style:name="T17" style:family="text">
      <style:text-properties officeooo:rsid="0066a713"/>
    </style:style>
    <style:style style:name="T18" style:family="text">
      <style:text-properties officeooo:rsid="0069d62d"/>
    </style:style>
    <style:style style:name="T19" style:family="text">
      <style:text-properties officeooo:rsid="006cf009"/>
    </style:style>
    <style:style style:name="T20" style:family="text">
      <style:text-properties officeooo:rsid="006ee903"/>
    </style:style>
    <style:style style:name="T21" style:family="text">
      <style:text-properties officeooo:rsid="007055c4"/>
    </style:style>
    <style:style style:name="T22" style:family="text">
      <style:text-properties officeooo:rsid="00717d8b"/>
    </style:style>
    <style:style style:name="T23" style:family="text">
      <style:text-properties officeooo:rsid="0074427d"/>
    </style:style>
    <style:style style:name="T24" style:family="text">
      <style:text-properties officeooo:rsid="0076f756"/>
    </style:style>
    <style:style style:name="T25" style:family="text">
      <style:text-properties officeooo:rsid="00777961"/>
    </style:style>
    <style:style style:name="T26" style:family="text">
      <style:text-properties officeooo:rsid="007e4b90"/>
    </style:style>
    <style:style style:name="T27" style:family="text">
      <style:text-properties officeooo:rsid="00801bb4"/>
    </style:style>
    <style:style style:name="T28" style:family="text">
      <style:text-properties officeooo:rsid="0080d9e1"/>
    </style:style>
    <style:style style:name="T29" style:family="text">
      <style:text-properties officeooo:rsid="00813bbb"/>
    </style:style>
    <style:style style:name="T30" style:family="text">
      <style:text-properties officeooo:rsid="0083cdb9"/>
    </style:style>
    <style:style style:name="T31" style:family="text">
      <style:text-properties officeooo:rsid="00885c4e"/>
    </style:style>
    <style:style style:name="T32" style:family="text">
      <style:text-properties officeooo:rsid="008d671a"/>
    </style:style>
    <style:style style:name="T33" style:family="text">
      <style:text-properties officeooo:rsid="009113f0"/>
    </style:style>
    <style:style style:name="T34" style:family="text">
      <style:text-properties officeooo:rsid="009637ed"/>
    </style:style>
    <style:style style:name="T35" style:family="text">
      <style:text-properties officeooo:rsid="00966473"/>
    </style:style>
    <style:style style:name="T36" style:family="text">
      <style:text-properties officeooo:rsid="009affa3"/>
    </style:style>
    <style:style style:name="T37" style:family="text">
      <style:text-properties officeooo:rsid="009c6e8e"/>
    </style:style>
    <style:style style:name="T38" style:family="text">
      <style:text-properties officeooo:rsid="009ddbe9"/>
    </style:style>
    <style:style style:name="T39" style:family="text">
      <style:text-properties officeooo:rsid="009fd0fc"/>
    </style:style>
    <style:style style:name="T40" style:family="text">
      <style:text-properties officeooo:rsid="00a09e2f"/>
    </style:style>
    <style:style style:name="T41" style:family="text">
      <style:text-properties officeooo:rsid="00ad9ec3"/>
    </style:style>
    <style:style style:name="T42" style:family="text">
      <style:text-properties officeooo:rsid="00aec959"/>
    </style:style>
    <style:style style:name="T43" style:family="text">
      <style:text-properties officeooo:rsid="00bd1349"/>
    </style:style>
    <style:style style:name="T44" style:family="text">
      <style:text-properties officeooo:rsid="00be0a8b"/>
    </style:style>
    <style:style style:name="T45" style:family="text">
      <style:text-properties officeooo:rsid="00c009ab"/>
    </style:style>
    <style:style style:name="T46" style:family="text">
      <style:text-properties officeooo:rsid="00c3b88e"/>
    </style:style>
    <style:style style:name="T47" style:family="text">
      <style:text-properties officeooo:rsid="00ce1c58"/>
    </style:style>
    <style:style style:name="T48" style:family="text">
      <style:text-properties officeooo:rsid="00f137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oimintatavat</text:h>
      <text:h text:style-name="P42" text:outline-level="2">Palaverit</text:h>
      <text:p text:style-name="Standard">- <text:span text:style-name="T22">päivittäin klo 14 n. 15 minuutin palaverit head phone:lla Skypessä</text:span></text:p>
      <text:p text:style-name="Standard">- <text:span text:style-name="T22">Skype chat:ia jatkuvasti tarpeen mukaan</text:span></text:p>
      <text:p text:style-name="Standard">- <text:span text:style-name="T22">Tarvittaessa kasvokkain joko Tikan maja:lla tai Harrin / Jari-Matin luona;</text:span></text:p>
      <text:p text:style-name="P10">Ossi pääsee harvoin.</text:p>
      <text:p text:style-name="P10">- <text:span text:style-name="T40">vaihdamme sähköpostiosoitteet</text:span></text:p>
      <text:p text:style-name="P10">- <text:span text:style-name="T23">Ensimmäinen päivä kasvokkain</text:span></text:p>
      <text:p text:style-name="P11">- <text:span text:style-name="T24">Työajat ( poislukien tärkeät menot ):</text:span></text:p>
      <text:p text:style-name="P10"/>
      <text:p text:style-name="P13">Painotus n. klo 10 - 15</text:p>
      <text:p text:style-name="P10"/>
      <text:p text:style-name="P10">* <text:span text:style-name="T24">Harri: n. klo 9:30 - 17 </text:span></text:p>
      <text:p text:style-name="P10">* <text:span text:style-name="T25">Ossi: n. klo 10 - 17</text:span></text:p>
      <text:p text:style-name="P12">* Jari-Matti: <text:span text:style-name="T30">muina päivänä 10-17, pe klo 16:28 junalla pois ( silloin voi aloittaa aiemmin )</text:span></text:p>
      <text:h text:style-name="Heading_20_2" text:outline-level="2">Roolit</text:h>
      <text:p text:style-name="P9">- Projektipäällikkö &amp; scrum master: Harri</text:p>
      <text:p text:style-name="P9">- Build master : Jari-Matti</text:p>
      <text:h text:style-name="Heading_20_2" text:outline-level="2">Työkalut</text:h>
      <text:p text:style-name="Standard">* <text:span text:style-name="T16">tomee</text:span></text:p>
      <text:p text:style-name="Standard">* <text:span text:style-name="T16">Eclipse / Spring Tool Suite (sts), ObjectId UML -plugin eclipseen</text:span></text:p>
      <text:p text:style-name="Standard">* <text:span text:style-name="T17">MySQL tietokanta, MySQL Workbench</text:span></text:p>
      <text:p text:style-name="Standard">* <text:span text:style-name="T26">maven tarpeen mukaan</text:span> </text:p>
      <text:p text:style-name="Standard">* <text:span text:style-name="T21">Versionhallinta git, tehdään projekti github:iin, projektin nimi?</text:span></text:p>
      <text:p text:style-name="Standard"/>
      <text:h text:style-name="P43" text:outline-level="2">Teknologiavalinnat</text:h>
      <text:p text:style-name="P9"/>
      <text:p text:style-name="P9">* <text:span text:style-name="T11">UI : JSF / Spring MVC <text:s text:c="2"/>→ JSF ( Managed Bean:n kytkentä Spring containeriin haaste; jos ei → EJB )</text:span></text:p>
      <text:p text:style-name="P9">* <text:span text:style-name="T11">Transaktio- / businesslogiikkakerros: Spring / EJB ( Jos Spring ei lähde → EJB )</text:span></text:p>
      <text:p text:style-name="P9">* <text:span text:style-name="T11">Tietokanta: JDBC / JPA</text:span></text:p>
      <text:h text:style-name="P44" text:outline-level="2">Keskittyminen teknologiakerroksiin</text:h>
      <text:p text:style-name="P9"/>
      <text:p text:style-name="P9">* <text:span text:style-name="T10">Harri: jollakin tavalla full stack</text:span></text:p>
      <text:p text:style-name="P9">* <text:span text:style-name="T10">Jari-Matti: JPA, mahd. Mukaan transaktiokerrosta</text:span></text:p>
      <text:p text:style-name="P9">* <text:span text:style-name="T10">Ossi: tietokanta haastavaa; JSF – vähän transaktiota</text:span></text:p>
      <text:p text:style-name="P1"/>
      <text:p text:style-name="P1">- <text:span text:style-name="T12">koodi englanniksi; kommentointi - mitä bean tai keskeinen rutiini tekee / ei kommentoida jokaista parametria</text:span></text:p>
      <text:p text:style-name="P1"/>
      <text:p text:style-name="P1"/>
      <text:p text:style-name="P1"/>
      <text:h text:style-name="P45" text:outline-level="1">Kysymyksiä projektin määrittelystä</text:h>
      <text:p text:style-name="P8">- pomo ja admin voi rekisteröidä uuden käyttäjän</text:p>
      <text:p text:style-name="P8">- admin: paljonko systeemi käyttää dataa, <text:span text:style-name="T18">tietokannan backup, </text:span>palvelu ylös ja alas <text:span text:style-name="T18">( ei aikaisessa vaiheessa )</text:span></text:p>
      <text:p text:style-name="P1">- <text:span text:style-name="T1">kylmä käyttäjä: tieto jostakin työntekijästä järjestelmässä, ei voi kirjautua eikä</text:span></text:p>
      <text:p text:style-name="P1"><text:s text:c="2"/><text:span text:style-name="T8">näe tietoja järjestelmässä</text:span></text:p>
      <text:p text:style-name="P1">- <text:span text:style-name="T2">pitääkö järjestelmällä pystyä hallitsemaan useamman yrityksen asiakkaita? <text:s/>Ei</text:span></text:p>
      <text:p text:style-name="P1">- <text:span text:style-name="T32">Mikä ero on asiakkaalla ja asiakasyrityksellä? <text:s/>Asiakkaaseen liittyy vain yksi asiakasyritys. Kontakti, lead ja asiakas on henkilö ja asiakasyritys on yritys. Jos samaan fyysiseen asiakashenkilöön liitetään uusi asiakasyritys, perustetaan järjestelmään uusi asiakashenkilö.</text:span></text:p>
      <text:h text:style-name="Heading_20_1" text:outline-level="1">Tärkeimmät toiminnot, mitä valitaan <text:span text:style-name="T5">1. sprintiin</text:span>:</text:h>
      <text:p text:style-name="P2"/>
      <text:p text:style-name="P17">1. Käyttäjän lisääminen, rekisteröinti, käyttäjärooli asetetaan ( admin, pomo )</text:p>
      <text:p text:style-name="P2">- <text:span text:style-name="T38">Pomon tarina 1</text:span></text:p>
      <text:p text:style-name="P2"/>
      <text:p text:style-name="P22">Tekijät, <text:span text:style-name="T42">päivät, aikamäärä</text:span>:</text:p>
      <text:p text:style-name="P22">* <text:span text:style-name="T41">JSF / Primefaces <text:s/>: Ossi ( ma / ti )</text:span></text:p>
      <text:p text:style-name="P22">* <text:span text:style-name="T41">Spring : </text:span></text:p>
      <text:p text:style-name="P22">* <text:span text:style-name="T41">JPA <text:s/>( User -taulu, username, password, type ): on jo valmiina</text:span></text:p>
      <text:p text:style-name="P22"/>
      <text:p text:style-name="P22"/>
      <text:p text:style-name="P2"/>
      <text:p text:style-name="P1"><text:span text:style-name="T6">2.</text:span> <text:span text:style-name="T29">Sisäänkirjautuminen ( kaikki )</text:span></text:p>
      <text:p text:style-name="P1">- <text:span text:style-name="T39">seuraus siitä, että on erilaisia käyttäjärooleja ja eri kohteisiin osoitettuja käyttäjiä</text:span></text:p>
      <text:p text:style-name="P1"/>
      <text:p text:style-name="P23">Tekijät, <text:span text:style-name="T42">päivät, aikamäärä</text:span>:</text:p>
      <text:p text:style-name="P23">* <text:span text:style-name="T41">JSF / Primefaces <text:s text:c="2"/></text:span></text:p>
      <text:p text:style-name="P23">* <text:span text:style-name="T41">Spring</text:span></text:p>
      <text:p text:style-name="P23">* <text:span text:style-name="T41">JPA</text:span></text:p>
      <text:p text:style-name="P19"/>
      <text:p text:style-name="P32">Tehty perjantaina 6.11. valmiiksi.</text:p>
      <text:p text:style-name="P19"/>
      <text:p text:style-name="P31">luotava </text:p>
      <text:p text:style-name="P31"/>
      <text:p text:style-name="P31">CREATE DATABASE akkis;</text:p>
      <text:p text:style-name="P31">INSERT INTO USER (USERNAME,PASSWORD,TYPE) VALUES ('admin','admin',1)</text:p>
      <text:p text:style-name="P19"/>
      <text:p text:style-name="P14"/>
      <text:p text:style-name="P41">3. Kontaktin luominen ( kaikki )</text:p>
      <text:p text:style-name="P14">- <text:span text:style-name="T46">Myyjän tarina 1 ( osa asiakkaan tiedoista tulee jo kontakti -vaiheessa, ei valokuvaa tässä vaiheessa )</text:span></text:p>
      <text:p text:style-name="P25">*** <text:span text:style-name="T47">Auki: millä kriteerillä kontakti on jo olemassa? Jätetään aluksi pois. </text:span>- Myyjän tarina 7 ( virhe, jos yritetään lisätä olemassaolevaa <text:span text:style-name="T20">kontaktia </text:span>)</text:p>
      <text:p text:style-name="P25"/>
      <text:p text:style-name="P23">Tekijät, <text:span text:style-name="T42">päivät, aikamäärä</text:span>:</text:p>
      <text:p text:style-name="P23">* <text:span text:style-name="T41">JSF / Primefaces <text:s/>( Harri, ti - ke )</text:span></text:p>
      <text:p text:style-name="P23">* <text:span text:style-name="T41">Spring <text:s/>( Harri, ma-ti )</text:span></text:p>
      <text:p text:style-name="P23">* <text:span text:style-name="T41">JPA <text:s text:c="2"/>( Jari-Matti, ma-ti ) <text:s/></text:span></text:p>
      <text:p text:style-name="P19"/>
      <text:p text:style-name="P33"><text:span text:style-name="T44">Tietokannan t</text:span>aulu: Contact <text:span text:style-name="T45">( kentät: name, address, phone, email, country, type ( arvot: 1=Contact, 2=Lead, 3=Customer )</text:span></text:p>
      <text:p text:style-name="P34">Suhde: käyttäjään myyjä.</text:p>
      <text:p text:style-name="P33">- <text:span text:style-name="T43">type -kenttä kertoo, onko kyseessä Contact, Lead vai Customer. Ei tehdä erikseen Lead tai Customer -tauluja.</text:span></text:p>
      <text:p text:style-name="P33"/>
      <text:p text:style-name="P1"><text:span text:style-name="T27">4.</text:span> <text:span text:style-name="T27">Kontaktin muuttaminen leadiksi <text:s/>( Myyjä ), kirjataan leadiin myös myyjä</text:span></text:p>
      <text:p text:style-name="P1">- <text:span text:style-name="T15">Myyjän tarina 1 ( valokuvan uploadaus ja tallennus pois )</text:span></text:p>
      <text:p text:style-name="P1">- <text:span text:style-name="T31">Myyjän tarina 4 ( kontaktin tilan muutos )</text:span></text:p>
      <text:p text:style-name="P1"/>
      <text:p text:style-name="P23">Tekijät, <text:span text:style-name="T42">päivät, aikamäärä</text:span>:</text:p>
      <text:p text:style-name="P23">* <text:span text:style-name="T41">JSF / Primefaces <text:s text:c="2"/>( Ossi, ti -ke )</text:span></text:p>
      <text:p text:style-name="P23">* <text:span text:style-name="T41">Spring <text:s/>( Contact:n muokkaaminen, Harri )</text:span></text:p>
      <text:p text:style-name="P23">* <text:span text:style-name="T41">JPA <text:s/>( Contact -kerros valmiina 3. :n jäljiltä )</text:span></text:p>
      <text:p text:style-name="P26"/>
      <text:p text:style-name="P36">Kontaktin muokkausruutu, sinne painike “Muuta Leadiksi”.</text:p>
      <text:p text:style-name="P26"/>
      <text:p text:style-name="P26">­<text:span text:style-name="T28">5. Kontaktien, leadien ja asiakkaiden listaaminen ( Myyjä )</text:span></text:p>
      <text:p text:style-name="P27">- <text:span text:style-name="T33">Myyjä, tarina 12 ( a, c, d )</text:span></text:p>
      <text:p text:style-name="P27"/>
      <text:p text:style-name="P23">Tekijät, <text:span text:style-name="T42">päivät, aikamäärä</text:span>:</text:p>
      <text:p text:style-name="P23">* <text:span text:style-name="T41">JSF / Primefaces <text:s/>( Harri ) <text:s text:c="2"/></text:span></text:p>
      <text:p text:style-name="P23">* <text:span text:style-name="T41">Spring <text:s/>( Ossi , parametreille “%” + hakumerkkijono + “%”)</text:span></text:p>
      <text:p text:style-name="P23">* <text:span text:style-name="T41">JPA <text:s/>( Jari-Marri, Kyselyiden tekeminen Contact entityille, käytetään LIKE:ä AND väliin)</text:span></text:p>
      <text:p text:style-name="P28"/>
      <text:p text:style-name="P20"><text:span text:style-name="T28">6.</text:span> <text:span text:style-name="T4">Sopimuksen lisääminen <text:s text:c="2"/>( sopimukseen liittyy tyyppi (kerta, määräaikainen, jatkuva) ja sen mukaan alku- ja loppupäivä.</text:span></text:p>
      <text:p text:style-name="P20"/>
      <text:p text:style-name="P23">Tekijät, <text:span text:style-name="T42">päivät, aikamäärä</text:span>:</text:p>
      <text:p text:style-name="P23">* <text:span text:style-name="T41">JSF / Primefaces <text:s/>( Ossi ), linkki lead:n muokkauksesta erilliselle sivulle.</text:span></text:p>
      <text:p text:style-name="P23">* <text:span text:style-name="T41">Spring <text:s/>( Harri <text:s/>)</text:span></text:p>
      <text:p text:style-name="P23">* <text:span text:style-name="T41">JPA <text:s text:c="2"/>( Contract -entity, Jari-Matti, suhde useampaan Contact -entityyn )</text:span></text:p>
      <text:p text:style-name="P19"/>
      <text:p text:style-name="P37">Kontaktin liittäminen leadiin 8. osiosta tässä.</text:p>
      <text:p text:style-name="P19"/>
      <text:p text:style-name="P20"><text:span text:style-name="T28">7.</text:span> <text:span text:style-name="T4">Sopimuksen näyttäminen</text:span></text:p>
      <text:p text:style-name="P20"/>
      <text:p text:style-name="P23">Tekijät, <text:span text:style-name="T42">päivät, aikamäärä</text:span>:</text:p>
      <text:p text:style-name="P23">* <text:span text:style-name="T41">JSF / Primefaces ( Jari-Matti <text:s/>) </text:span></text:p>
      <text:p text:style-name="P23">* <text:span text:style-name="T41">Spring <text:s/>( Harri )</text:span></text:p>
      <text:p text:style-name="P23">* <text:span text:style-name="T41">JPA <text:s/>( JPA aika lailla valmiina )</text:span></text:p>
      <text:p text:style-name="P19"><text:soft-page-break/></text:p>
      <text:p text:style-name="P29"/>
      <text:p text:style-name="P29">8. Sopimuksen liittäminen <text:span text:style-name="T37">leadiin tai asiakkaaseen</text:span></text:p>
      <text:p text:style-name="P29"/>
      <text:p text:style-name="P23">Tekijät, <text:span text:style-name="T42">päivät, aikamäärä</text:span>:</text:p>
      <text:p text:style-name="P23">* <text:span text:style-name="T41">JSF / Primefaces <text:s text:c="2"/></text:span></text:p>
      <text:p text:style-name="P23">* <text:span text:style-name="T41">Spring</text:span></text:p>
      <text:p text:style-name="P23">* <text:span text:style-name="T41">JPA</text:span></text:p>
      <text:p text:style-name="P30"/>
      <text:p text:style-name="P21"><text:span text:style-name="T36">9.</text:span> <text:span text:style-name="T19">Leadin muuttaminen asiakkaaksi, kun leadille muodostetaan sopimus</text:span></text:p>
      <text:p text:style-name="P21"/>
      <text:p text:style-name="P23">Tekijät, <text:span text:style-name="T42">päivät, aikamäärä</text:span>:</text:p>
      <text:p text:style-name="P23">* <text:span text:style-name="T41">JSF / Primefaces <text:s text:c="2"/></text:span></text:p>
      <text:p text:style-name="P23">* <text:span text:style-name="T41">Spring</text:span></text:p>
      <text:p text:style-name="P23">* <text:span text:style-name="T41">JPA</text:span></text:p>
      <text:p text:style-name="P19"/>
      <text:p text:style-name="P20"><text:span text:style-name="T36">10.</text:span> <text:span text:style-name="T4">Kaupan lisääminen sopimukseen ( hinta, periodi (kk/vuosi/kertamaksu)).</text:span></text:p>
      <text:p text:style-name="P20"/>
      <text:p text:style-name="P23">Tekijät, <text:span text:style-name="T42">päivät, aikamäärä</text:span>:</text:p>
      <text:p text:style-name="P23">* <text:span text:style-name="T41">JSF / Primefaces <text:s text:c="2"/></text:span></text:p>
      <text:p text:style-name="P23">* <text:span text:style-name="T41">Spring</text:span></text:p>
      <text:p text:style-name="P23">* <text:span text:style-name="T41">JPA</text:span></text:p>
      <text:p text:style-name="P23"/>
      <text:p text:style-name="P19"/>
      <text:p text:style-name="P5"><text:span text:style-name="T36">11.</text:span> Kaupan näyttäminen <text:span text:style-name="T7">sopimuksesta</text:span></text:p>
      <text:p text:style-name="P2"/>
      <text:p text:style-name="P23">Tekijät, <text:span text:style-name="T42">päivät, aikamäärä</text:span>:</text:p>
      <text:p text:style-name="P23">* <text:span text:style-name="T41">JSF / Primefaces <text:s text:c="2"/></text:span></text:p>
      <text:p text:style-name="P23">* <text:span text:style-name="T41">Spring</text:span></text:p>
      <text:p text:style-name="P23">* <text:span text:style-name="T41">JPA</text:span></text:p>
      <text:p text:style-name="P23"/>
      <text:p text:style-name="P39">Mietitään vielä näiden kauppojen, sopimusten ja asiakkaiden suhteita toisiinsa kukin tahollamme ja vaihdetaan ajatuksia.</text:p>
      <text:p text:style-name="P19"/>
      <text:p text:style-name="P2"/>
      <text:p text:style-name="P38">Sivustoista siirtymäkuva?</text:p>
      <text:p text:style-name="P2"/>
      <text:p text:style-name="P38">Yksikkötestaus <text:span text:style-name="T48">ja jenkins</text:span>?</text:p>
      <text:h text:style-name="Heading_20_2" text:outline-level="2">Käsitteitä</text:h>
      <text:p text:style-name="P15">Kontakti – yhteystieto, mihin ei ole vielä kontaktoinut</text:p>
      <text:p text:style-name="P7"><text:span text:style-name="T34">L</text:span>ead – myyjän alustava <text:span text:style-name="T13">kontakti</text:span></text:p>
      <text:p text:style-name="P6">Asiakas – syntyy lea<text:span text:style-name="T14">dista</text:span></text:p>
      <text:p text:style-name="P3"><text:span text:style-name="T35">Y</text:span>ritys – <text:span text:style-name="T35">asiakkaaseen liitettävä yritys ( asiakasyritys )</text:span></text:p>
      <text:p text:style-name="P3"/>
      <text:h text:style-name="Heading_20_2" text:outline-level="2">Huomioita toiminnoista</text:h>
      <text:p text:style-name="P4"/>
      <text:p text:style-name="P4">- <text:span text:style-name="T9">valokuvan upload:us ja talletus asiakkaan tietoihin alkusprint:stä pois</text:span></text:p>
      <text:p text:style-name="P40"><text:span text:style-name="T1">- asiakas syntyy, kun tehdään kauppa ja sopimus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pi8 </meta:initial-creator>
    <meta:creation-date>2015-10-28T11:06:49.327444782</meta:creation-date>
    <dc:date>2015-11-06T15:52:31.283033300</dc:date>
    <dc:creator>oppi8 </dc:creator>
    <meta:editing-duration>PT9H50M5S</meta:editing-duration>
    <meta:editing-cycles>212</meta:editing-cycles>
    <meta:generator>LibreOffice/4.4.3.2$Linux_X86_64 LibreOffice_project/40m0$Build-2</meta:generator>
    <meta:document-statistic meta:table-count="0" meta:image-count="0" meta:object-count="0" meta:page-count="4" meta:paragraph-count="121" meta:word-count="815" meta:character-count="5360" meta:non-whitespace-character-count="4607"/>
  </office:meta>
</office:document-meta>
</file>